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/>
    <style:font-face style:name="Consolas" svg:font-family="Consolas, Consolas_EmbeddedFont, Consolas_MSFontService, monospace"/>
    <style:font-face style:name="Times New Roman1" svg:font-family="'Times New Roman', 'Times New Roman_EmbeddedFont', 'Times New Roman_MSFontService', serif"/>
    <style:font-face style:name="WordVisiCarriageReturn MSFontService" svg:font-family="'WordVisiCarriageReturn MSFontService', Consolas, Consolas_EmbeddedFont, Consolas_MSFontService, monospace"/>
    <style:font-face style:name="WordVisiCarriageReturn MSFontService1" svg:font-family="'WordVisiCarriageReturn MSFontService', 'Times New Roman', 'Times New Roman_EmbeddedFont', 'Times New Roman_MSFontService', serif"/>
    <style:font-face style:name="Arial1" svg:font-family="Arial" style:font-family-generic="swiss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1" fo:font-size="11pt" style:font-size-asian="11pt" style:font-size-complex="11pt"/>
    </style:style>
    <style:style style:name="P2" style:family="paragraph" style:parent-style-name="Standard">
      <style:text-properties fo:color="#000000" style:font-name="Consolas1" fo:font-size="12pt" style:font-size-asian="12pt" style:font-size-complex="12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4pt" fo:language="ru" fo:country="RU" officeooo:rsid="0005b117" officeooo:paragraph-rsid="0005b117" style:font-size-asian="14pt" style:font-size-complex="14pt"/>
    </style:style>
    <style:style style:name="P6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7" style:family="paragraph" style:parent-style-name="Standard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8" style:family="paragraph" style:parent-style-name="Standard">
      <loext:graphic-properties draw:fill="none" draw:fill-color="#ffffff"/>
      <style:paragraph-properties fo:margin-left="0in" fo:margin-right="0in" style:line-height-at-least="0.2083in" fo:text-align="justify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9" style:family="paragraph" style:parent-style-name="Standard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 fo:font-size="12pt" style:font-size-asian="12pt" style:font-size-complex="12pt"/>
    </style:style>
    <style:style style:name="P10" style:family="paragraph" style:parent-style-name="Standard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 fo:font-size="12pt" fo:language="ru" fo:country="RU" fo:font-style="normal" fo:font-weight="normal" style:font-size-asian="12pt" style:font-size-complex="12pt"/>
    </style:style>
    <style:style style:name="P11" style:family="paragraph" style:parent-style-name="Standard">
      <loext:graphic-properties draw:fill="none" draw:fill-color="#ffffff"/>
      <style:paragraph-properties fo:margin-left="0in" fo:margin-right="0in" style:line-height-at-least="0.2083in" fo:text-align="justify" style:justify-single-word="false" fo:text-indent="0in" style:auto-text-indent="false" fo:background-color="transparent" fo:padding="0in" fo:border="none"/>
      <style:text-properties fo:font-variant="normal" fo:text-transform="none" fo:font-size="11pt" fo:language="ru" fo:country="RU" fo:font-style="normal" fo:font-weight="normal" style:font-size-asian="11pt" style:font-size-complex="11pt"/>
    </style:style>
    <style:style style:name="P12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 fo:font-size="11pt" fo:language="ru" fo:country="RU" fo:font-style="normal" fo:font-weight="normal" style:font-size-asian="11pt" style:font-size-complex="11pt"/>
    </style:style>
    <style:style style:name="P13" style:family="paragraph" style:parent-style-name="Standard">
      <loext:graphic-properties draw:fill="none" draw:fill-color="#ffffff"/>
      <style:paragraph-properties fo:margin-left="0in" fo:margin-right="0in" style:line-height-at-least="0.2083in" fo:text-align="justify" style:justify-single-word="false" fo:text-indent="0in" style:auto-text-indent="false" fo:background-color="transparent" fo:padding="0in" fo:border="none"/>
      <style:text-properties fo:font-variant="normal" fo:text-transform="none" fo:font-size="11pt" style:font-size-asian="11pt" style:font-size-complex="11pt"/>
    </style:style>
    <style:style style:name="P14" style:family="paragraph" style:parent-style-name="Standard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 fo:font-size="11pt" style:font-size-asian="11pt" style:font-size-complex="11pt"/>
    </style:style>
    <style:style style:name="P15" style:family="paragraph" style:parent-style-name="Standard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 fo:font-size="11pt" officeooo:paragraph-rsid="0003bd03" style:font-size-asian="11pt" style:font-size-complex="11pt"/>
    </style:style>
    <style:style style:name="P16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/>
    </style:style>
    <style:style style:name="P17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18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19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20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21" style:family="paragraph" style:parent-style-name="Text_20_body">
      <loext:graphic-properties draw:fill="none" draw:fill-color="#ffffff"/>
      <style:paragraph-properties fo:margin-left="0in" fo:margin-right="0in" style:line-height-at-least="0.2083in" fo:text-align="justify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22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23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24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25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26" style:family="paragraph" style:parent-style-name="Text_20_body">
      <loext:graphic-properties draw:fill="none" draw:fill-color="#ffffff"/>
      <style:paragraph-properties fo:margin-left="0in" fo:margin-right="0in" style:line-height-at-least="0.2083in" fo:text-align="justify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27" style:family="paragraph" style:parent-style-name="Text_20_body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28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font-variant="normal" fo:text-transform="none" fo:font-size="11pt" style:font-size-asian="11pt" style:font-size-complex="11pt"/>
    </style:style>
    <style:style style:name="P29" style:family="paragraph" style:parent-style-name="Text_20_body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</style:style>
    <style:style style:name="P30" style:family="paragraph" style:parent-style-name="Text_20_body">
      <loext:graphic-properties draw:fill="none" draw:fill-color="#ffffff"/>
      <style:paragraph-properties fo:margin-left="0in" fo:margin-right="0in" style:line-height-at-least="0.2083in" fo:text-align="justify" style:justify-single-word="false" fo:text-indent="0in" style:auto-text-indent="false" fo:background-color="transparent" fo:padding="0in" fo:border="none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ru" fo:country="RU"/>
    </style:style>
    <style:style style:name="T3" style:family="text">
      <style:text-properties style:font-name="Times New Roman1" fo:font-size="14pt" fo:language="ru" fo:country="RU" fo:font-style="normal" fo:font-weight="normal"/>
    </style:style>
    <style:style style:name="T4" style:family="text">
      <style:text-properties style:font-name="Times New Roman1" fo:font-size="14pt" fo:font-weight="bold"/>
    </style:style>
    <style:style style:name="T5" style:family="text">
      <style:text-properties style:font-name="Times New Roman1" fo:font-size="14pt" fo:language="en" fo:country="US" officeooo:rsid="0003bd03"/>
    </style:style>
    <style:style style:name="T6" style:family="text">
      <style:text-properties style:font-name="Times New Roman1" fo:font-size="14pt" officeooo:rsid="0003bd03"/>
    </style:style>
    <style:style style:name="T7" style:family="text">
      <style:text-properties fo:language="ru" fo:country="RU" fo:font-style="normal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/>
    </style:style>
    <style:style style:name="T10" style:family="text">
      <style:text-properties style:font-name="Consolas" fo:font-size="12pt"/>
    </style:style>
    <style:style style:name="T11" style:family="text">
      <style:text-properties style:font-name="Consolas" fo:font-size="12pt" fo:language="ru" fo:country="RU" fo:font-style="normal" fo:font-weight="normal"/>
    </style:style>
    <style:style style:name="T12" style:family="text">
      <style:text-properties style:font-name="Consolas" fo:font-size="12pt" fo:font-style="italic"/>
    </style:style>
    <style:style style:name="T13" style:family="text">
      <style:text-properties style:font-name="Consolas" fo:language="ru" fo:country="RU" fo:font-style="normal" fo:font-weight="normal"/>
    </style:style>
    <style:style style:name="T14" style:family="text">
      <style:text-properties style:font-name="WordVisiCarriageReturn MSFontService" fo:font-size="12pt"/>
    </style:style>
    <style:style style:name="T15" style:family="text">
      <style:text-properties style:font-name="WordVisiCarriageReturn MSFontService1" fo:font-size="14pt"/>
    </style:style>
    <style:style style:name="T16" style:family="text">
      <style:text-properties fo:color="#569cd6" style:font-name="Consolas1" fo:font-size="10pt" fo:font-style="normal" fo:font-weight="normal" style:font-size-asian="10pt" style:font-style-asian="normal" style:font-weight-asian="normal"/>
    </style:style>
    <style:style style:name="T17" style:family="text">
      <style:text-properties fo:color="#569cd6" style:font-name="Consolas1" fo:font-style="normal" fo:font-weight="normal" style:font-style-asian="normal" style:font-weight-asian="normal"/>
    </style:style>
    <style:style style:name="T18" style:family="text">
      <style:text-properties fo:color="#569cd6" style:font-name="Consolas1" fo:font-size="11pt" fo:font-style="normal" fo:font-weight="normal" style:font-size-asian="11pt" style:font-style-asian="normal" style:font-weight-asian="normal" style:font-size-complex="11pt"/>
    </style:style>
    <style:style style:name="T19" style:family="text">
      <style:text-properties fo:color="#dcdcaa" style:font-name="Consolas1" fo:font-size="10pt" fo:font-style="normal" fo:font-weight="normal" style:font-size-asian="10pt" style:font-style-asian="normal" style:font-weight-asian="normal"/>
    </style:style>
    <style:style style:name="T20" style:family="text">
      <style:text-properties fo:color="#dcdcaa" style:font-name="Consolas1" fo:font-style="normal" fo:font-weight="normal" style:font-style-asian="normal" style:font-weight-asian="normal"/>
    </style:style>
    <style:style style:name="T21" style:family="text">
      <style:text-properties fo:color="#dcdcaa" style:font-name="Consolas1" fo:font-size="11pt" fo:font-style="normal" fo:font-weight="normal" style:font-size-asian="11pt" style:font-style-asian="normal" style:font-weight-asian="normal" style:font-size-complex="11pt"/>
    </style:style>
    <style:style style:name="T22" style:family="text">
      <style:text-properties fo:color="#a9b7c6" style:font-name="Consolas1" fo:font-size="10pt" fo:font-style="normal" fo:font-weight="normal" style:font-size-asian="10pt" style:font-style-asian="normal" style:font-weight-asian="normal"/>
    </style:style>
    <style:style style:name="T23" style:family="text">
      <style:text-properties fo:color="#a9b7c6" style:font-name="Consolas1" fo:font-size="10pt" fo:font-style="italic" fo:font-weight="normal" style:font-size-asian="10pt" style:font-style-asian="italic" style:font-weight-asian="normal"/>
    </style:style>
    <style:style style:name="T24" style:family="text">
      <style:text-properties fo:color="#a9b7c6" style:font-name="Consolas1" fo:font-style="normal" fo:font-weight="normal" style:font-style-asian="normal" style:font-weight-asian="normal"/>
    </style:style>
    <style:style style:name="T25" style:family="text">
      <style:text-properties fo:color="#a9b7c6" style:font-name="Consolas1" fo:font-size="11pt" fo:font-style="normal" fo:font-weight="normal" style:font-size-asian="11pt" style:font-style-asian="normal" style:font-weight-asian="normal" style:font-size-complex="11pt"/>
    </style:style>
    <style:style style:name="T26" style:family="text">
      <style:text-properties fo:color="#a9b7c6" style:font-name="Consolas1" fo:font-style="italic" fo:font-weight="normal" style:font-style-asian="italic" style:font-weight-asian="normal"/>
    </style:style>
    <style:style style:name="T27" style:family="text">
      <style:text-properties fo:color="#fffcfc" style:font-name="Consolas1" fo:font-size="10pt" fo:font-style="normal" fo:font-weight="normal" style:font-size-asian="10pt" style:font-style-asian="normal" style:font-weight-asian="normal"/>
    </style:style>
    <style:style style:name="T28" style:family="text">
      <style:text-properties fo:color="#fffcfc" style:font-name="Consolas1" fo:font-style="normal" fo:font-weight="normal" style:font-style-asian="normal" style:font-weight-asian="normal"/>
    </style:style>
    <style:style style:name="T29" style:family="text">
      <style:text-properties fo:color="#fffcfc" style:font-name="Consolas1" fo:font-size="11pt" fo:font-style="normal" fo:font-weight="normal" style:font-size-asian="11pt" style:font-style-asian="normal" style:font-weight-asian="normal" style:font-size-complex="11pt"/>
    </style:style>
    <style:style style:name="T30" style:family="text">
      <style:text-properties fo:color="#629755" style:font-name="Consolas1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29755" style:font-name="Consolas1" fo:font-style="normal" fo:font-weight="normal" style:font-style-asian="normal" style:font-weight-asian="normal"/>
    </style:style>
    <style:style style:name="T32" style:family="text">
      <style:text-properties fo:color="#629755" style:font-name="Consolas1" fo:font-size="11pt" fo:font-style="normal" fo:font-weight="normal" style:font-size-asian="11pt" style:font-style-asian="normal" style:font-weight-asian="normal" style:font-size-complex="11pt"/>
    </style:style>
    <style:style style:name="T33" style:family="text">
      <style:text-properties fo:color="#629755" style:font-name="Consolas2" fo:font-size="10pt" fo:language="ru" fo:country="RU" fo:font-style="normal" fo:font-weight="normal" style:font-size-asian="10pt" style:font-style-asian="normal" style:font-weight-asian="normal"/>
    </style:style>
    <style:style style:name="T34" style:family="text">
      <style:text-properties fo:color="#629755" style:font-name="Consolas2" fo:language="ru" fo:country="RU" fo:font-style="normal" fo:font-weight="normal" style:font-style-asian="normal" style:font-weight-asian="normal"/>
    </style:style>
    <style:style style:name="T35" style:family="text">
      <style:text-properties fo:color="#faf8f7" style:font-name="Consolas1" fo:font-size="10pt" fo:font-style="normal" fo:font-weight="normal" style:font-size-asian="10pt" style:font-style-asian="normal" style:font-weight-asian="normal"/>
    </style:style>
    <style:style style:name="T36" style:family="text">
      <style:text-properties fo:color="#faf8f7" style:font-name="Consolas1" fo:font-style="normal" fo:font-weight="normal" style:font-style-asian="normal" style:font-weight-asian="normal"/>
    </style:style>
    <style:style style:name="T37" style:family="text">
      <style:text-properties fo:color="#faf8f7" style:font-name="Consolas1" fo:font-size="11pt" fo:font-style="normal" fo:font-weight="normal" style:font-size-asian="11pt" style:font-style-asian="normal" style:font-weight-asian="normal" style:font-size-complex="11pt"/>
    </style:style>
    <style:style style:name="T38" style:family="text">
      <style:text-properties fo:color="#af5bea" style:font-name="Consolas1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f5bea" style:font-name="Consolas1" fo:font-size="10pt" fo:font-style="italic" fo:font-weight="normal" style:font-size-asian="10pt" style:font-style-asian="italic" style:font-weight-asian="normal"/>
    </style:style>
    <style:style style:name="T40" style:family="text">
      <style:text-properties fo:color="#af5bea" style:font-name="Consolas1" fo:font-style="normal" fo:font-weight="normal" style:font-style-asian="normal" style:font-weight-asian="normal"/>
    </style:style>
    <style:style style:name="T41" style:family="text">
      <style:text-properties fo:color="#af5bea" style:font-name="Consolas1" fo:font-style="italic" fo:font-weight="normal" style:font-style-asian="italic" style:font-weight-asian="normal"/>
    </style:style>
    <style:style style:name="T42" style:family="text">
      <style:text-properties fo:color="#8a928d" style:font-name="Consolas1" fo:font-size="10pt" fo:font-style="normal" fo:font-weight="normal" style:font-size-asian="10pt" style:font-style-asian="normal" style:font-weight-asian="normal"/>
    </style:style>
    <style:style style:name="T43" style:family="text">
      <style:text-properties fo:color="#8a928d" style:font-name="Consolas1" fo:font-style="normal" fo:font-weight="normal" style:font-style-asian="normal" style:font-weight-asian="normal"/>
    </style:style>
    <style:style style:name="T44" style:family="text">
      <style:text-properties fo:color="#8a928d" style:font-name="Consolas1" fo:font-size="11pt" fo:font-style="normal" fo:font-weight="normal" style:font-size-asian="11pt" style:font-style-asian="normal" style:font-weight-asian="normal" style:font-size-complex="11pt"/>
    </style:style>
    <style:style style:name="T45" style:family="text">
      <style:text-properties fo:color="#bbb529" style:font-name="Consolas1" fo:font-size="10pt" fo:font-style="normal" fo:font-weight="normal" style:font-size-asian="10pt" style:font-style-asian="normal" style:font-weight-asian="normal"/>
    </style:style>
    <style:style style:name="T46" style:family="text">
      <style:text-properties fo:color="#bbb529" style:font-name="Consolas1" fo:font-style="normal" fo:font-weight="normal" style:font-style-asian="normal" style:font-weight-asian="normal"/>
    </style:style>
    <style:style style:name="T47" style:family="text">
      <style:text-properties fo:color="#0000ff" style:font-name="Consolas1"/>
    </style:style>
    <style:style style:name="T48" style:family="text">
      <style:text-properties fo:color="#000000" style:font-name="Consolas1"/>
    </style:style>
    <style:style style:name="T49" style:family="text">
      <style:text-properties fo:color="#2b91af" style:font-name="Consolas1"/>
    </style:style>
    <style:style style:name="T50" style:family="text">
      <style:text-properties fo:color="#808080" style:font-name="Consolas1"/>
    </style:style>
    <style:style style:name="T51" style:family="text">
      <style:text-properties fo:color="#008080" style:font-name="Consolas1"/>
    </style:style>
    <style:style style:name="T52" style:family="text">
      <style:text-properties fo:color="#a31515" style:font-name="Consolas1"/>
    </style:style>
    <style:style style:name="T53" style:family="text">
      <style:text-properties fo:color="#008000" style:font-name="Consolas1" fo:font-size="11pt" style:font-size-asian="11pt" style:font-size-complex="11pt"/>
    </style:style>
    <style:style style:name="T54" style:family="text">
      <style:text-properties fo:color="#008000" style:font-name="Consolas1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fo:language="en" fo:country="US"/>
    </style:style>
    <style:style style:name="T57" style:family="text">
      <style:text-properties fo:color="#6a8759" style:font-name="Consolas1" fo:font-size="10pt" fo:font-style="normal" fo:font-weight="normal" style:font-size-asian="10pt" style:font-style-asian="normal" style:font-weight-asian="normal"/>
    </style:style>
    <style:style style:name="T58" style:family="text">
      <style:text-properties fo:color="#6a8759" style:font-name="Consolas1" fo:font-style="normal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Державний університет «Одеська Політехніка»</text:span> </text:p>
      <text:p text:style-name="P17"><text:span text:style-name="T1">Інститут комп’ютерних систем</text:span> </text:p>
      <text:p text:style-name="P17"><text:span text:style-name="T1">Кафедра інформаційних систем</text:span> </text:p>
      <text:p text:style-name="P22">  </text:p>
      <text:p text:style-name="P22">  </text:p>
      <text:p text:style-name="P22">  </text:p>
      <text:p text:style-name="P22">  </text:p>
      <text:p text:style-name="P22">  </text:p>
      <text:p text:style-name="P17"><text:span text:style-name="T1">Лабораторна робота №5</text:span> </text:p>
      <text:p text:style-name="P17"><text:span text:style-name="T1">з дисципліни «Об’єктно-орієнтоване програмування»</text:span> </text:p>
      <text:p text:style-name="P17"><text:span text:style-name="T1">Тема: «Повторне використання коду. Наслідування та композиція »</text:span> </text:p>
      <text:p text:style-name="P23">  </text:p>
      <text:p text:style-name="P23">  </text:p>
      <text:p text:style-name="P23">  </text:p>
      <text:p text:style-name="P23">  </text:p>
      <text:p text:style-name="P23">  </text:p>
      <text:p text:style-name="P18"><text:span text:style-name="T1">Виконав:</text:span> </text:p>
      <text:p text:style-name="P18"><text:span text:style-name="T1">студент групи АІ-201</text:span> </text:p>
      <text:p text:style-name="P18"><text:span text:style-name="T1">Мартинюк Д.В.</text:span> </text:p>
      <text:p text:style-name="P24">  </text:p>
      <text:p text:style-name="P18"><text:span text:style-name="T1">Прийняв:</text:span> </text:p>
      <text:p text:style-name="P18"><text:span text:style-name="T1">доц. Годовиченко М.А.</text:span> </text:p>
      <text:p text:style-name="P23">  </text:p>
      <text:p text:style-name="P23">  </text:p>
      <text:p text:style-name="P23">  </text:p>
      <text:p text:style-name="P23"/>
      <text:p text:style-name="P23"/>
      <text:p text:style-name="P23"/>
      <text:p text:style-name="P23"/>
      <text:p text:style-name="P22"><text:span text:style-name="T3">Одеса 2021</text:span><text:span text:style-name="T7"> </text:span></text:p>
      <text:p text:style-name="P17"><text:soft-page-break/><text:span text:style-name="T1">Ход работы</text:span> </text:p>
      <text:p text:style-name="P22"> </text:p>
      <text:p text:style-name="P19"><text:span text:style-name="T1">1. Перегрузка методов</text:span> </text:p>
      <text:p text:style-name="P19"><text:span text:style-name="T1">2. Цепочка наследования</text:span> </text:p>
      <text:p text:style-name="P19"><text:span text:style-name="T1">3. Задание на простой полиморфизм</text:span> </text:p>
      <text:p text:style-name="P19"><text:span text:style-name="T1">4. Модификация программы Draw</text:span> </text:p>
      <text:p text:style-name="P25"> </text:p>
      <text:p text:style-name="P25"> </text:p>
      <text:p text:style-name="P19"><text:span text:style-name="T4">1. Перегрузка методов</text:span> </text:p>
      <text:p text:style-name="P19"><text:span text:style-name="T1">В качестве основного методоа взят первый метод add и на его основе реализованы все остальные</text:span> </text:p>
      <text:p text:style-name="P9"><text:span text:style-name="T17">public void </text:span><text:span text:style-name="T20">add</text:span><text:span text:style-name="T24">(</text:span><text:span text:style-name="T17">final int </text:span><text:span text:style-name="T24">hours</text:span><text:span text:style-name="T28">,</text:span><text:span text:style-name="T17">final int </text:span><text:span text:style-name="T24">minutes)</text:span><text:line-break/><text:span text:style-name="T24">{</text:span><text:line-break/><text:line-break/><text:span text:style-name="T24"> <text:s text:c="3"/></text:span><text:span text:style-name="T31">// Check if input values are valid to add</text:span><text:line-break/><text:span text:style-name="T31"> <text:s text:c="3"/></text:span><text:span text:style-name="T17">if</text:span><text:span text:style-name="T24">(!isValidInput(hours</text:span><text:span text:style-name="T28">,</text:span><text:span text:style-name="T24">minutes)){ </text:span><text:span text:style-name="T17">return</text:span><text:span text:style-name="T36">;</text:span><text:span text:style-name="T24">}</text:span><text:line-break/><text:line-break/><text:span text:style-name="T24"> <text:s text:c="3"/></text:span><text:span text:style-name="T31">// Set new time</text:span><text:line-break/><text:span text:style-name="T31"> <text:s text:c="3"/></text:span><text:span text:style-name="T17">this</text:span><text:span text:style-name="T24">.</text:span><text:span text:style-name="T40">currentTime</text:span><text:span text:style-name="T24">.setHours(</text:span><text:span text:style-name="T40">currentTime</text:span><text:span text:style-name="T24">.getHours() + hours)</text:span><text:span text:style-name="T36">;</text:span><text:line-break/><text:span text:style-name="T36"> <text:s text:c="3"/></text:span><text:span text:style-name="T17">this</text:span><text:span text:style-name="T24">.</text:span><text:span text:style-name="T40">currentTime</text:span><text:span text:style-name="T24">.setMinutes(</text:span><text:span text:style-name="T40">currentTime</text:span><text:span text:style-name="T24">.getMinutes() + minutes)</text:span><text:span text:style-name="T36">;</text:span><text:line-break/><text:line-break/><text:span text:style-name="T24">}</text:span><text:line-break/><text:span text:style-name="T17">public void </text:span><text:span text:style-name="T20">add</text:span><text:span text:style-name="T24">(</text:span><text:span text:style-name="T17">final int </text:span><text:span text:style-name="T24">minutes)</text:span><text:line-break/><text:span text:style-name="T24">{</text:span><text:line-break/><text:span text:style-name="T24"> <text:s text:c="3"/>add(</text:span><text:span text:style-name="T43">0</text:span><text:span text:style-name="T28">,</text:span><text:span text:style-name="T24">minutes)</text:span><text:span text:style-name="T36">;</text:span><text:line-break/><text:span text:style-name="T24">}</text:span><text:line-break/><text:span text:style-name="T17">public void </text:span><text:span text:style-name="T20">addTimeSpan</text:span><text:span text:style-name="T24">(</text:span><text:span text:style-name="T46">@NotNull </text:span><text:span text:style-name="T20">TimeSpan </text:span><text:span text:style-name="T24">otherTime)</text:span><text:line-break/><text:span text:style-name="T24">{</text:span><text:line-break/><text:span text:style-name="T24"> <text:s text:c="2"/>add(otherTime.getHours()</text:span><text:span text:style-name="T28">,</text:span><text:span text:style-name="T24">otherTime.getMinutes())</text:span><text:span text:style-name="T36">;</text:span><text:line-break/><text:span text:style-name="T24">}</text:span></text:p>
      <text:p text:style-name="P7"/>
      <text:p text:style-name="P27"> 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oft-page-break/><text:span text:style-name="T4">2. Цепочка наследования</text:span> </text:p>
      <text:p text:style-name="P19"><text:span text:style-name="T1">Геттеры и сеттеры в базовом классе</text:span> </text:p>
      <text:p text:style-name="P26"> </text:p>
      <text:p text:style-name="P10"><text:span text:style-name="T47">const</text:span><text:span text:style-name="T48"> </text:span><text:span text:style-name="T49">string</text:span><text:span text:style-name="T48">&amp; GetName()</text:span><text:span text:style-name="T47">const</text:span><text:span text:style-name="T48"> { </text:span><text:span text:style-name="T47">return</text:span><text:span text:style-name="T48"> </text:span><text:span text:style-name="T47">this</text:span><text:span text:style-name="T48">-&gt;Name; }</text:span></text:p>
      <text:p text:style-name="P4"><text:span text:style-name="T47">const</text:span><text:span text:style-name="T48"> </text:span><text:span text:style-name="T49">string</text:span><text:span text:style-name="T48">&amp; GetSurname()</text:span><text:span text:style-name="T47">const</text:span><text:span text:style-name="T48"> { </text:span><text:span text:style-name="T47">return</text:span><text:span text:style-name="T48"> </text:span><text:span text:style-name="T47">this</text:span><text:span text:style-name="T48">-&gt;Surname; }</text:span></text:p>
      <text:p text:style-name="P4"><text:span text:style-name="T47">const</text:span><text:span text:style-name="T48"> </text:span><text:span text:style-name="T47">int</text:span><text:span text:style-name="T48"> GetAge()</text:span><text:span text:style-name="T47">const</text:span><text:span text:style-name="T48"> { </text:span><text:span text:style-name="T47">return</text:span><text:span text:style-name="T48"> </text:span><text:span text:style-name="T47">this</text:span><text:span text:style-name="T48">-&gt;Age; }</text:span></text:p>
      <text:p text:style-name="P2"/>
      <text:p text:style-name="P4"><text:span text:style-name="T47">void</text:span><text:span text:style-name="T48"> SetName(</text:span><text:span text:style-name="T47">const</text:span><text:span text:style-name="T48"> </text:span><text:span text:style-name="T49">string</text:span><text:span text:style-name="T48"> </text:span><text:span text:style-name="T50">name</text:span><text:span text:style-name="T48">) { </text:span><text:span text:style-name="T47">this</text:span><text:span text:style-name="T48">-&gt;Name </text:span><text:span text:style-name="T51">=</text:span><text:span text:style-name="T48"> </text:span><text:span text:style-name="T50">name</text:span><text:span text:style-name="T48">; }</text:span></text:p>
      <text:p text:style-name="P4"><text:span text:style-name="T47">void</text:span><text:span text:style-name="T48"> SetSurname(</text:span><text:span text:style-name="T47">const</text:span><text:span text:style-name="T48"> </text:span><text:span text:style-name="T49">string</text:span><text:span text:style-name="T48"> </text:span><text:span text:style-name="T50">surname</text:span><text:span text:style-name="T48">){ </text:span><text:span text:style-name="T47">this</text:span><text:span text:style-name="T48">-&gt;Surname </text:span><text:span text:style-name="T51">=</text:span><text:span text:style-name="T48"> </text:span><text:span text:style-name="T50">surname</text:span><text:span text:style-name="T48">; }</text:span></text:p>
      <text:p text:style-name="P10"><text:span text:style-name="T47">void</text:span><text:span text:style-name="T48"> SetAge(</text:span><text:span text:style-name="T47">const</text:span><text:span text:style-name="T48"> </text:span><text:span text:style-name="T47">int</text:span><text:span text:style-name="T48"> </text:span><text:span text:style-name="T50">age</text:span><text:span text:style-name="T48">){ </text:span><text:span text:style-name="T47">this</text:span><text:span text:style-name="T48">-&gt;Age = </text:span><text:span text:style-name="T50">age</text:span><text:span text:style-name="T48">; }</text:span></text:p>
      <text:p text:style-name="P10"><text:span text:style-name="T48"/></text:p>
      <text:p text:style-name="P27"> </text:p>
      <text:p text:style-name="P20"><text:span text:style-name="T1">Метод сделан виртуальным чтобы иметь возможность переопределения в будущем</text:span> </text:p>
      <text:p text:style-name="P11"><text:span text:style-name="T47">virtual</text:span><text:span text:style-name="T48"> </text:span><text:span text:style-name="T47">const</text:span><text:span text:style-name="T48"> </text:span><text:span text:style-name="T49">string</text:span><text:span text:style-name="T48"> toString()</text:span></text:p>
      <text:p text:style-name="P3"><text:span text:style-name="T48">{</text:span></text:p>
      <text:p text:style-name="P3"><text:span text:style-name="T48"><text:tab/></text:span><text:span text:style-name="T47">return</text:span><text:span text:style-name="T48"> </text:span><text:span text:style-name="T52">"Human "</text:span><text:span text:style-name="T48"> </text:span><text:span text:style-name="T51">+</text:span><text:span text:style-name="T48"> toStringIntermediateSample();</text:span></text:p>
      <text:p text:style-name="P11"><text:span text:style-name="T48">}</text:span></text:p>
      <text:p text:style-name="P26"> </text:p>
      <text:p text:style-name="P19"><text:span text:style-name="T1">Этот метод является повторяющимся шаблоном, поэтому я вынес его для удобного переопределения метода toString в классах наследниках</text:span> </text:p>
      <text:p text:style-name="P21"/>
      <text:p text:style-name="P30"><text:span text:style-name="T9"> </text:span><text:span text:style-name="T53">// General repeatable part of toString moved to separated method </text:span></text:p>
      <text:p text:style-name="P13"><text:span text:style-name="T47">const</text:span><text:span text:style-name="T48"> </text:span><text:span text:style-name="T49">string</text:span><text:span text:style-name="T48"> toStringIntermediateSample() { </text:span><text:span text:style-name="T47">return</text:span><text:span text:style-name="T48"> </text:span><text:span text:style-name="T47">this</text:span><text:span text:style-name="T48">-&gt;Surname </text:span><text:span text:style-name="T51">+</text:span><text:span text:style-name="T48"> </text:span><text:span text:style-name="T52">" "</text:span><text:span text:style-name="T48"> </text:span><text:span text:style-name="T51">+</text:span><text:span text:style-name="T48"> </text:span><text:span text:style-name="T47">this</text:span><text:span text:style-name="T48">-&gt;Name </text:span><text:span text:style-name="T51">+</text:span><text:span text:style-name="T48"> </text:span><text:span text:style-name="T52">" ,"</text:span><text:span text:style-name="T48"> </text:span><text:span text:style-name="T51">+</text:span><text:span text:style-name="T48"> </text:span><text:span text:style-name="T52">"age: "</text:span><text:span text:style-name="T48"> </text:span><text:span text:style-name="T51">+</text:span><text:span text:style-name="T48"> to_string(</text:span><text:span text:style-name="T47">this</text:span><text:span text:style-name="T48">-&gt;Age); }</text:span></text:p>
      <text:p text:style-name="P26"> </text:p>
      <text:p text:style-name="P26"> 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oft-page-break/><text:span text:style-name="T1">Данный метод</text:span><text:span text:style-name="T5">(</text:span><text:span text:style-name="T6">функция в данном случае</text:span><text:span text:style-name="T5">)</text:span><text:span text:style-name="T1"> является промежуточным , в нем создается генератор случайных чисел и заполняем ними индексовый вектор, и на основе этого вектора индексов заполняется вектор smart pointers с нашими объектами.</text:span> </text:p>
      <text:p text:style-name="P19"/>
      <text:p text:style-name="P12"><text:span text:style-name="T49">vector</text:span><text:span text:style-name="T48">&lt;</text:span><text:span text:style-name="T49">unique_ptr</text:span><text:span text:style-name="T48">&lt;</text:span><text:span text:style-name="T49">Person</text:span><text:span text:style-name="T48">&gt;&gt; GeneratePeopleVector()</text:span></text:p>
      <text:p text:style-name="P3"><text:span text:style-name="T48">{</text:span></text:p>
      <text:p text:style-name="P1"/>
      <text:p text:style-name="P3"><text:span text:style-name="T48"><text:tab/></text:span><text:span text:style-name="T54">// An instance of an engine</text:span></text:p>
      <text:p text:style-name="P3"><text:span text:style-name="T48"><text:tab/></text:span><text:span text:style-name="T49">random_device</text:span><text:span text:style-name="T48"> random_device;</text:span></text:p>
      <text:p text:style-name="P1"/>
      <text:p text:style-name="P3"><text:span text:style-name="T48"><text:tab/></text:span><text:span text:style-name="T54">// Specify the engine and distribution</text:span></text:p>
      <text:p text:style-name="P3"><text:span text:style-name="T48"><text:tab/></text:span><text:span text:style-name="T49">mt19937</text:span><text:span text:style-name="T48"> engine{ random_device</text:span><text:span text:style-name="T51">()</text:span><text:span text:style-name="T48"> };</text:span></text:p>
      <text:p text:style-name="P3"><text:span text:style-name="T48"><text:tab/></text:span><text:span text:style-name="T49">uniform_int_distribution</text:span><text:span text:style-name="T48">&lt;</text:span><text:span text:style-name="T47">int</text:span><text:span text:style-name="T48">&gt; distribution{ 0, 2 };</text:span></text:p>
      <text:p text:style-name="P1"/>
      <text:p text:style-name="P3"><text:span text:style-name="T48"><text:tab/></text:span><text:span text:style-name="T47">auto</text:span><text:span text:style-name="T48"> generator = [&amp;distribution, &amp;engine]() {<text:tab/></text:span><text:span text:style-name="T47">return</text:span><text:span text:style-name="T48"> distribution</text:span><text:span text:style-name="T51">(</text:span><text:span text:style-name="T48">engine</text:span><text:span text:style-name="T51">)</text:span><text:span text:style-name="T48">; };</text:span></text:p>
      <text:p text:style-name="P1"/>
      <text:p text:style-name="P1"/>
      <text:p text:style-name="P3"><text:span text:style-name="T48"><text:tab/></text:span><text:span text:style-name="T49">vector</text:span><text:span text:style-name="T48">&lt;</text:span><text:span text:style-name="T47">int</text:span><text:span text:style-name="T48">&gt; indexes(10);</text:span></text:p>
      <text:p text:style-name="P3"><text:span text:style-name="T48"><text:tab/>generate(begin(indexes), end(indexes), generator);</text:span></text:p>
      <text:p text:style-name="P1"/>
      <text:p text:style-name="P1"/>
      <text:p text:style-name="P3"><text:span text:style-name="T48"><text:tab/></text:span><text:span text:style-name="T49">vector</text:span><text:span text:style-name="T48">&lt;</text:span><text:span text:style-name="T49">unique_ptr</text:span><text:span text:style-name="T48">&lt;</text:span><text:span text:style-name="T49">Person</text:span><text:span text:style-name="T48">&gt;&gt;people;</text:span></text:p>
      <text:p text:style-name="P3"><text:span text:style-name="T48"><text:tab/></text:span><text:span text:style-name="T47">for</text:span><text:span text:style-name="T48"> (</text:span><text:span text:style-name="T49">size_t</text:span><text:span text:style-name="T48"> i = 0; i &lt; indexes.size(); i++)</text:span></text:p>
      <text:p text:style-name="P3"><text:span text:style-name="T48"><text:tab/>{</text:span></text:p>
      <text:p text:style-name="P1"/>
      <text:p text:style-name="P3"><text:span text:style-name="T48"><text:tab/><text:tab/></text:span><text:span text:style-name="T47">switch</text:span><text:span text:style-name="T48"> (indexes</text:span><text:span text:style-name="T51">[</text:span><text:span text:style-name="T48">i</text:span><text:span text:style-name="T51">]</text:span><text:span text:style-name="T48">)</text:span></text:p>
      <text:p text:style-name="P3"><text:span text:style-name="T48"><text:tab/><text:tab/>{</text:span></text:p>
      <text:p text:style-name="P3"><text:span text:style-name="T48"><text:tab/><text:tab/></text:span><text:span text:style-name="T47">case</text:span><text:span text:style-name="T48"> 0:</text:span></text:p>
      <text:p text:style-name="P3"><text:span text:style-name="T48"><text:tab/><text:tab/><text:tab/>people.push_back(make_unique&lt;</text:span><text:span text:style-name="T49">Person</text:span><text:span text:style-name="T48">&gt;(</text:span><text:span text:style-name="T49">Person</text:span><text:span text:style-name="T48">{}));</text:span></text:p>
      <text:p text:style-name="P3"><text:span text:style-name="T48"><text:tab/><text:tab/><text:tab/></text:span><text:span text:style-name="T47">break</text:span><text:span text:style-name="T48">;</text:span></text:p>
      <text:p text:style-name="P3"><text:span text:style-name="T48"><text:tab/><text:tab/></text:span><text:span text:style-name="T47">case</text:span><text:span text:style-name="T48"> 1:</text:span></text:p>
      <text:p text:style-name="P3"><text:span text:style-name="T48"><text:tab/><text:tab/><text:tab/>people.push_back(make_unique&lt;</text:span><text:span text:style-name="T49">Student</text:span><text:span text:style-name="T48">&gt;(</text:span><text:span text:style-name="T49">Student</text:span><text:span text:style-name="T48">{}));</text:span></text:p>
      <text:p text:style-name="P3"><text:span text:style-name="T48"><text:tab/><text:tab/><text:tab/></text:span><text:span text:style-name="T47">break</text:span><text:span text:style-name="T48">;</text:span></text:p>
      <text:p text:style-name="P3"><text:span text:style-name="T48"><text:tab/><text:tab/></text:span><text:span text:style-name="T47">case</text:span><text:span text:style-name="T48"> 2:</text:span></text:p>
      <text:p text:style-name="P3"><text:span text:style-name="T48"><text:tab/><text:tab/><text:tab/>people.push_back(make_unique&lt;</text:span><text:span text:style-name="T49">Lecturer</text:span><text:span text:style-name="T48">&gt;(</text:span><text:span text:style-name="T49">Lecturer</text:span><text:span text:style-name="T48">{}));</text:span></text:p>
      <text:p text:style-name="P3"><text:span text:style-name="T48"><text:tab/><text:tab/><text:tab/></text:span><text:span text:style-name="T47">break</text:span><text:span text:style-name="T48">;</text:span></text:p>
      <text:p text:style-name="P3"><text:span text:style-name="T48"><text:tab/><text:tab/>}</text:span></text:p>
      <text:p text:style-name="P1"/>
      <text:p text:style-name="P3"><text:span text:style-name="T48"><text:tab/>}</text:span></text:p>
      <text:p text:style-name="P1"/>
      <text:p text:style-name="P1"/>
      <text:p text:style-name="P3"><text:span text:style-name="T48"><text:tab/></text:span><text:span text:style-name="T47">return</text:span><text:span text:style-name="T48"> people;</text:span></text:p>
      <text:p text:style-name="P1"/>
      <text:p text:style-name="P12"><text:span text:style-name="T48">}</text:span></text:p>
      <text:p text:style-name="P21"/>
      <text:p text:style-name="P26"> </text:p>
      <text:p text:style-name="P26"/>
      <text:p text:style-name="P26"/>
      <text:p text:style-name="P19"><text:soft-page-break/><text:span text:style-name="T4">3. Задание на простой полиморфизм</text:span> </text:p>
      <text:p text:style-name="P19"><text:span text:style-name="T1">В методе generateShape вызывается отдельный метод который и будет создавать объекты изходя из сгенерированного переданого индекса дабы не захламлять метод.</text:span> </text:p>
      <text:p text:style-name="P25"> </text:p>
      <text:p text:style-name="P29"><text:span text:style-name="T9"> </text:span><text:span text:style-name="T32">// Returns randomly generated object</text:span><text:span text:style-name="T55"><text:line-break/></text:span><text:span text:style-name="T18">private </text:span><text:span text:style-name="T21">GameShape generateShape</text:span><text:span text:style-name="T25">()</text:span><text:span text:style-name="T55"><text:line-break/></text:span><text:span text:style-name="T25">{</text:span><text:span text:style-name="T55"><text:line-break/></text:span><text:span text:style-name="T25"> <text:s text:c="3"/></text:span><text:span text:style-name="T18">int </text:span><text:span text:style-name="T25">random = </text:span><text:span text:style-name="T18">new </text:span><text:span text:style-name="T25">Random().nextInt(</text:span><text:span text:style-name="T44">3</text:span><text:span text:style-name="T25">)</text:span><text:span text:style-name="T37">;</text:span><text:span text:style-name="T55"><text:line-break/><text:line-break/></text:span><text:span text:style-name="T37"> <text:s text:c="3"/></text:span><text:span text:style-name="T18">return </text:span><text:span text:style-name="T25">randomShape(</text:span><text:span text:style-name="T18">new </text:span><text:span text:style-name="T25">GameShape()</text:span><text:span text:style-name="T29">, </text:span><text:span text:style-name="T25">random)</text:span><text:span text:style-name="T37">;</text:span><text:span text:style-name="T55"><text:line-break/></text:span><text:span text:style-name="T25">}</text:span><text:span text:style-name="T55"><text:line-break/><text:line-break/></text:span><text:span text:style-name="T32">// Returns shape depending on generated index</text:span><text:span text:style-name="T55"><text:line-break/></text:span><text:span text:style-name="T18">private </text:span><text:span text:style-name="T21">GameShape randomShape</text:span><text:span text:style-name="T25">(</text:span><text:span text:style-name="T21">GameShape </text:span><text:span text:style-name="T25">shape</text:span><text:span text:style-name="T29">, </text:span><text:span text:style-name="T18">int </text:span><text:span text:style-name="T25">random)</text:span><text:span text:style-name="T55"><text:line-break/></text:span><text:span text:style-name="T25">{</text:span><text:span text:style-name="T55"><text:line-break/><text:line-break/></text:span><text:span text:style-name="T25"> <text:s text:c="3"/></text:span><text:span text:style-name="T18">switch </text:span><text:span text:style-name="T25">(random)</text:span><text:span text:style-name="T55"><text:line-break/></text:span><text:span text:style-name="T25"> <text:s text:c="3"/>{</text:span><text:span text:style-name="T55"><text:line-break/><text:line-break/></text:span><text:span text:style-name="T25"> <text:s text:c="7"/></text:span><text:span text:style-name="T18">case </text:span><text:span text:style-name="T44">0</text:span><text:span text:style-name="T25">:</text:span><text:span text:style-name="T55"><text:line-break/></text:span><text:span text:style-name="T25"> <text:s text:c="11"/>shape = </text:span><text:span text:style-name="T18">new </text:span><text:span text:style-name="T25">Rock()</text:span><text:span text:style-name="T37">;</text:span><text:span text:style-name="T55"><text:line-break/></text:span><text:span text:style-name="T37"> <text:s text:c="11"/></text:span><text:span text:style-name="T18">return </text:span><text:span text:style-name="T25">shape</text:span><text:span text:style-name="T37">;</text:span><text:span text:style-name="T55"><text:line-break/><text:line-break/></text:span><text:span text:style-name="T37"> <text:s text:c="7"/></text:span><text:span text:style-name="T18">case </text:span><text:span text:style-name="T44">1</text:span><text:span text:style-name="T25">:</text:span><text:span text:style-name="T55"><text:line-break/></text:span><text:span text:style-name="T25"> <text:s text:c="11"/>shape = </text:span><text:span text:style-name="T18">new </text:span><text:span text:style-name="T25">Paper()</text:span><text:span text:style-name="T37">;</text:span><text:span text:style-name="T55"><text:line-break/></text:span><text:span text:style-name="T37"> <text:s text:c="11"/></text:span><text:span text:style-name="T18">return </text:span><text:span text:style-name="T25">shape</text:span><text:span text:style-name="T37">;</text:span><text:span text:style-name="T55"><text:line-break/><text:line-break/></text:span><text:span text:style-name="T37"> <text:s text:c="7"/></text:span><text:span text:style-name="T18">case </text:span><text:span text:style-name="T44">2</text:span><text:span text:style-name="T25">:</text:span><text:span text:style-name="T55"><text:line-break/></text:span><text:span text:style-name="T25"> <text:s text:c="11"/>shape = </text:span><text:span text:style-name="T18">new </text:span><text:span text:style-name="T25">Scissors()</text:span><text:span text:style-name="T37">;</text:span><text:span text:style-name="T55"><text:line-break/></text:span><text:span text:style-name="T37"> <text:s text:c="11"/></text:span><text:span text:style-name="T18">return </text:span><text:span text:style-name="T25">shape</text:span><text:span text:style-name="T37">;</text:span><text:span text:style-name="T55"><text:line-break/><text:line-break/></text:span><text:span text:style-name="T37"> <text:s text:c="3"/></text:span><text:span text:style-name="T25">}</text:span><text:span text:style-name="T55"><text:line-break/><text:line-break/></text:span><text:span text:style-name="T25"> <text:s text:c="3"/></text:span><text:span text:style-name="T18">return </text:span><text:span text:style-name="T25">shape</text:span><text:span text:style-name="T37">;</text:span><text:span text:style-name="T55"><text:line-break/><text:line-break/></text:span><text:span text:style-name="T25">}</text:span></text:p>
      <text:p text:style-name="P7"/>
      <text:p text:style-name="P27"> </text:p>
      <text:p text:style-name="P27"/>
      <text:p text:style-name="P27"/>
      <text:p text:style-name="P27"/>
      <text:p text:style-name="P27"/>
      <text:p text:style-name="P19"><text:soft-page-break/><text:span text:style-name="T1">В данном методе мы задаем фигуру ИИ рандомно, а фигуру для игрока отлавливаем с нажатия на кнопку.</text:span> <text:span text:style-name="T15"><text:line-break/></text:span><text:span text:style-name="T1">После того как фигуры определены мы делаем проверку на победителя и выбираем соответствующее сообщение для игрока.</text:span> </text:p>
      <text:p text:style-name="P23"> </text:p>
      <text:p text:style-name="P14"><text:span text:style-name="T34">// Run game action</text:span><text:line-break/><text:span text:style-name="T46">@Override</text:span><text:line-break/><text:span text:style-name="T17">public void </text:span><text:span text:style-name="T20">actionPerformed</text:span><text:span text:style-name="T24">(</text:span><text:span text:style-name="T20">ActionEvent </text:span><text:span text:style-name="T24">e)</text:span><text:line-break/><text:span text:style-name="T24">{</text:span><text:line-break/><text:line-break/><text:span text:style-name="T24"> <text:s text:c="3"/></text:span><text:span text:style-name="T31">// Generate computer/player step</text:span><text:line-break/><text:span text:style-name="T31"> <text:s text:c="3"/></text:span><text:span text:style-name="T20">GameShape </text:span><text:span text:style-name="T24">computerShape = generateShape()</text:span><text:span text:style-name="T36">;</text:span><text:line-break/><text:span text:style-name="T36"> <text:s text:c="3"/></text:span><text:span text:style-name="T20">GameShape </text:span><text:span text:style-name="T24">playerShape = </text:span><text:span text:style-name="T17">new </text:span><text:span text:style-name="T24">GameShape()</text:span><text:span text:style-name="T36">;</text:span><text:line-break/><text:line-break/><text:line-break/><text:span text:style-name="T36"> <text:s text:c="3"/></text:span><text:span text:style-name="T31">// Read the button is pressed and define figure</text:span><text:line-break/><text:span text:style-name="T31"> <text:s text:c="3"/></text:span><text:span text:style-name="T17">switch </text:span><text:span text:style-name="T24">(e.getActionCommand())</text:span><text:line-break/><text:span text:style-name="T24"> <text:s text:c="3"/>{</text:span><text:line-break/><text:line-break/><text:span text:style-name="T24"> <text:s text:c="7"/></text:span><text:span text:style-name="T17">case </text:span><text:span text:style-name="T58">"rock"</text:span><text:span text:style-name="T24">:</text:span><text:line-break/><text:span text:style-name="T24"> <text:s text:c="11"/>playerShape = </text:span><text:span text:style-name="T17">new </text:span><text:span text:style-name="T24">Rock()</text:span><text:span text:style-name="T36">;</text:span><text:line-break/><text:span text:style-name="T36"> <text:s text:c="11"/></text:span><text:span text:style-name="T17">break</text:span><text:span text:style-name="T36">;</text:span><text:line-break/><text:line-break/><text:span text:style-name="T36"> <text:s text:c="7"/></text:span><text:span text:style-name="T17">case </text:span><text:span text:style-name="T58">"paper"</text:span><text:span text:style-name="T24">:</text:span><text:line-break/><text:span text:style-name="T24"> <text:s text:c="11"/>playerShape = </text:span><text:span text:style-name="T17">new </text:span><text:span text:style-name="T24">Paper()</text:span><text:span text:style-name="T36">;</text:span><text:line-break/><text:span text:style-name="T36"> <text:s text:c="11"/></text:span><text:span text:style-name="T17">break</text:span><text:span text:style-name="T36">;</text:span><text:line-break/><text:line-break/><text:span text:style-name="T36"> <text:s text:c="7"/></text:span><text:span text:style-name="T17">case </text:span><text:span text:style-name="T58">"scissors"</text:span><text:span text:style-name="T24">:</text:span><text:line-break/><text:span text:style-name="T24"> <text:s text:c="11"/>playerShape = </text:span><text:span text:style-name="T17">new </text:span><text:span text:style-name="T24">Scissors()</text:span><text:span text:style-name="T36">;</text:span><text:line-break/><text:span text:style-name="T36"> <text:s text:c="11"/></text:span><text:span text:style-name="T17">break</text:span><text:span text:style-name="T36">;</text:span><text:line-break/><text:line-break/><text:span text:style-name="T36"> <text:s text:c="3"/></text:span><text:span text:style-name="T24">}</text:span><text:line-break/><text:line-break/><text:span text:style-name="T24"> <text:s text:c="3"/></text:span><text:span text:style-name="T31">// Check if we have winner</text:span><text:line-break/><text:span text:style-name="T31"> <text:s text:c="3"/></text:span><text:span text:style-name="T17">int </text:span><text:span text:style-name="T24">gameResult = checkWinner(playerShape</text:span><text:span text:style-name="T28">, </text:span><text:span text:style-name="T24">computerShape)</text:span><text:span text:style-name="T36">;</text:span><text:line-break/><text:line-break/><text:span text:style-name="T36"> <text:s text:c="3"/></text:span><text:span text:style-name="T31">// Getting message for player</text:span><text:line-break/><text:span text:style-name="T31"> <text:s text:c="3"/></text:span><text:span text:style-name="T20">String </text:span><text:span text:style-name="T24">message = </text:span><text:span text:style-name="T58">"Player shape: " </text:span><text:span text:style-name="T24">+ playerShape + </text:span><text:span text:style-name="T58">". Computer shape: " </text:span><text:span text:style-name="T24">+ computerShape + </text:span><text:span text:style-name="T58">". "</text:span><text:span text:style-name="T36">;</text:span><text:line-break/><text:span text:style-name="T36"> <text:s text:c="3"/></text:span><text:span text:style-name="T17">switch </text:span><text:span text:style-name="T24">(gameResult)</text:span><text:line-break/><text:span text:style-name="T24"> <text:s text:c="3"/>{</text:span><text:line-break/><text:line-break/><text:span text:style-name="T24"> <text:s text:c="7"/></text:span><text:span text:style-name="T17">case </text:span><text:span text:style-name="T24">-</text:span><text:span text:style-name="T43">1</text:span><text:span text:style-name="T24">:</text:span><text:line-break/><text:span text:style-name="T24"> <text:s text:c="11"/>message += </text:span><text:span text:style-name="T58">"Computer has won!"</text:span><text:span text:style-name="T36">;</text:span><text:line-break/><text:span text:style-name="T36"> <text:s text:c="11"/></text:span><text:span text:style-name="T17">break</text:span><text:span text:style-name="T36">;</text:span><text:line-break/><text:line-break/><text:soft-page-break/><text:span text:style-name="T36"> <text:s text:c="7"/></text:span><text:span text:style-name="T17">case </text:span><text:span text:style-name="T43">0</text:span><text:span text:style-name="T24">:</text:span><text:line-break/><text:span text:style-name="T24"> <text:s text:c="11"/>message += </text:span><text:span text:style-name="T58">"It's a tie!"</text:span><text:span text:style-name="T36">;</text:span><text:line-break/><text:span text:style-name="T36"> <text:s text:c="11"/></text:span><text:span text:style-name="T17">break</text:span><text:span text:style-name="T36">;</text:span><text:line-break/><text:line-break/><text:span text:style-name="T36"> <text:s text:c="7"/></text:span><text:span text:style-name="T17">case </text:span><text:span text:style-name="T43">1</text:span><text:span text:style-name="T24">:</text:span><text:line-break/><text:span text:style-name="T24"> <text:s text:c="11"/>message += </text:span><text:span text:style-name="T58">"Player has won!"</text:span><text:span text:style-name="T36">;</text:span><text:line-break/><text:line-break/><text:span text:style-name="T36"> <text:s text:c="3"/></text:span><text:span text:style-name="T24">}</text:span><text:line-break/><text:line-break/><text:span text:style-name="T24"> <text:s text:c="3"/></text:span><text:span text:style-name="T31">// Print message</text:span><text:line-break/><text:span text:style-name="T31"> <text:s text:c="3"/></text:span><text:span text:style-name="T20">JOptionPane</text:span><text:span text:style-name="T24">.</text:span><text:span text:style-name="T26">showMessageDialog</text:span><text:span text:style-name="T24">(</text:span><text:span text:style-name="T17">null</text:span><text:span text:style-name="T28">, </text:span><text:span text:style-name="T24">message)</text:span><text:span text:style-name="T36">;</text:span><text:line-break/><text:line-break/><text:span text:style-name="T24">}</text:span></text:p>
      <text:p text:style-name="P14"><text:span text:style-name="T13"/></text:p>
      <text:p text:style-name="P23"/>
      <text:p text:style-name="P19"><text:span text:style-name="T4">4. Модификация программы Draw</text:span> </text:p>
      <text:p text:style-name="P19"><text:span text:style-name="T1">Создаем класс эллипса чтобы для отрисовки</text:span> </text:p>
      <text:p text:style-name="P28"> </text:p>
      <text:p text:style-name="P15"><text:span text:style-name="T13"><text:line-break/></text:span><text:span text:style-name="T17">public class </text:span><text:span text:style-name="T20">Ellipse </text:span><text:span text:style-name="T17">extends </text:span><text:span text:style-name="T20">DrawShape</text:span><text:line-break/><text:span text:style-name="T24">{</text:span><text:line-break/><text:line-break/><text:span text:style-name="T24"> <text:s text:c="3"/></text:span><text:span text:style-name="T17">public </text:span><text:span text:style-name="T20">Ellipse</text:span><text:span text:style-name="T24">(){}</text:span><text:line-break/><text:line-break/><text:span text:style-name="T24"> <text:s text:c="3"/></text:span><text:span text:style-name="T17">public </text:span><text:span text:style-name="T20">Ellipse</text:span><text:span text:style-name="T24">(</text:span><text:span text:style-name="T20">Point </text:span><text:span text:style-name="T24">startPoint</text:span><text:span text:style-name="T28">, </text:span><text:span text:style-name="T20">Point </text:span><text:span text:style-name="T24">endPoint) </text:span></text:p>
      <text:p text:style-name="P15"><text:span text:style-name="T24"><text:s text:c="4"/>{</text:span></text:p>
      <text:p text:style-name="P15"><text:span text:style-name="T24"><text:s/><text:tab/> <text:s/></text:span><text:span text:style-name="T17">super</text:span><text:span text:style-name="T24">(startPoint</text:span><text:span text:style-name="T28">, </text:span><text:span text:style-name="T24">endPoint)</text:span><text:span text:style-name="T36">;</text:span></text:p>
      <text:p text:style-name="P15"><text:span text:style-name="T36"><text:s text:c="4"/></text:span><text:span text:style-name="T24">}</text:span><text:line-break/><text:line-break/><text:span text:style-name="T24"> <text:s text:c="3"/></text:span><text:span text:style-name="T46">@Override</text:span><text:line-break/><text:span text:style-name="T46"> <text:s text:c="3"/></text:span><text:span text:style-name="T17">public </text:span><text:span text:style-name="T24">Shape </text:span><text:span text:style-name="T20">getShape</text:span><text:span text:style-name="T24">(</text:span><text:span text:style-name="T20">Point </text:span><text:span text:style-name="T24">startPoint</text:span><text:span text:style-name="T28">, </text:span><text:span text:style-name="T20">Point </text:span><text:span text:style-name="T24">endPoint)</text:span><text:line-break/><text:span text:style-name="T24"> <text:s text:c="3"/>{</text:span><text:line-break/><text:line-break/><text:span text:style-name="T24"> <text:s text:c="7"/></text:span><text:span text:style-name="T17">return new </text:span><text:span text:style-name="T20">Ellipse2D</text:span><text:span text:style-name="T24">.Double(</text:span><text:span text:style-name="T20">Math</text:span><text:span text:style-name="T24">.</text:span><text:span text:style-name="T26">min</text:span><text:span text:style-name="T24">(startPoint.getX()</text:span><text:span text:style-name="T28">,</text:span><text:line-break/><text:span text:style-name="T28"> <text:s text:c="35"/></text:span><text:span text:style-name="T24">endPoint.getX())</text:span><text:span text:style-name="T28">,</text:span><text:line-break/><text:span text:style-name="T28"> <text:s text:c="35"/></text:span><text:span text:style-name="T20">Math</text:span><text:span text:style-name="T24">.</text:span><text:span text:style-name="T26">min</text:span><text:span text:style-name="T24">(startPoint.getY()</text:span><text:span text:style-name="T28">,</text:span><text:line-break/><text:span text:style-name="T28"> <text:s text:c="35"/></text:span><text:span text:style-name="T24">endPoint.getY())</text:span><text:span text:style-name="T28">,</text:span><text:line-break/><text:span text:style-name="T28"> <text:s text:c="35"/></text:span><text:span text:style-name="T20">Math</text:span><text:span text:style-name="T24">.</text:span><text:span text:style-name="T26">abs</text:span><text:span text:style-name="T24">(startPoint.getX() - <text:tab/><text:tab/><text:tab/><text:tab/><text:tab/><text:tab/><text:tab/><text:tab/><text:tab/>endPoint.getX())</text:span><text:span text:style-name="T28">,</text:span><text:line-break/><text:span text:style-name="T28"> <text:s text:c="35"/></text:span><text:span text:style-name="T20">Math</text:span><text:span text:style-name="T24">.</text:span><text:span text:style-name="T26">abs</text:span><text:span text:style-name="T24">(startPoint.getY() - <text:tab/><text:tab/><text:tab/><text:tab/><text:tab/><text:tab/><text:tab/><text:tab/><text:tab/>endPoint.getY()))</text:span><text:span text:style-name="T36">;</text:span><text:line-break/><text:line-break/><text:span text:style-name="T36"> <text:s text:c="3"/></text:span><text:span text:style-name="T24">}</text:span><text:line-break/><text:line-break/><text:span text:style-name="T24">}</text:span></text:p>
      <text:p text:style-name="P7"/>
      <text:p text:style-name="P19"><text:soft-page-break/><text:span text:style-name="T1">Добавляем кнопку для эллипса</text:span> </text:p>
      <text:p text:style-name="P25"> </text:p>
      <text:p text:style-name="P14"><text:span text:style-name="T31">// **Ellipse button</text:span><text:line-break/><text:span text:style-name="T20">BigTextButton </text:span><text:span text:style-name="T24">ellipse = </text:span><text:span text:style-name="T17">new </text:span><text:span text:style-name="T24">BigTextButton(</text:span><text:span text:style-name="T58">"Ellipse"</text:span><text:span text:style-name="T24">)</text:span><text:span text:style-name="T36">;</text:span><text:line-break/><text:line-break/><text:span text:style-name="T31">// Notify surface that it draws ellipses now</text:span><text:line-break/><text:span text:style-name="T24">ellipse.addActionListener(e -&gt; { </text:span><text:span text:style-name="T40">surface</text:span><text:span text:style-name="T24">.setShapeType(</text:span><text:span text:style-name="T20">DrawShape</text:span><text:span text:style-name="T24">.</text:span><text:span text:style-name="T41">SHAPE_ELLIPSE</text:span><text:span text:style-name="T24">)</text:span><text:span text:style-name="T36">; </text:span><text:span text:style-name="T24">})</text:span><text:span text:style-name="T36">;</text:span><text:line-break/><text:line-break/><text:span text:style-name="T31">// Add button to the panel</text:span><text:line-break/><text:span text:style-name="T24">buttonPanel.add(ellipse)</text:span><text:span text:style-name="T36">;</text:span></text:p>
      <text:p text:style-name="P8"/>
      <text:p text:style-name="P19"><text:span text:style-name="T1">Метод очистки работает достаточно просто, нам нужно просто очистить наш массив фигур и перерисовать спейс</text:span> </text:p>
      <text:p text:style-name="P14"><text:span text:style-name="T31">// Clear surface</text:span><text:line-break/><text:span text:style-name="T17">public void </text:span><text:span text:style-name="T20">clear</text:span><text:span text:style-name="T24">()</text:span><text:line-break/><text:span text:style-name="T24">{</text:span><text:line-break/><text:span text:style-name="T24"> <text:s text:c="3"/></text:span><text:span text:style-name="T40">shapes</text:span><text:span text:style-name="T24">.clear()</text:span><text:span text:style-name="T36">;</text:span><text:line-break/><text:span text:style-name="T36"> <text:s text:c="3"/></text:span><text:span text:style-name="T24">repaint()</text:span><text:span text:style-name="T36">;</text:span><text:line-break/><text:span text:style-name="T24">}</text:span></text:p>
      <text:p text:style-name="P14"/>
      <text:p text:style-name="P25"/>
      <text:p text:style-name="P19"><text:span text:style-name="T1">Добавляем кнопку для очистки спейса и говорим что при нажатии на эту кнопку нужно переопределить метод отлова action и чтобы он выполнил очистку массива фигур.</text:span> </text:p>
      <text:p text:style-name="P21"/>
      <text:p text:style-name="P6"><text:span text:style-name="T30">// **Clear button</text:span><text:line-break/><text:span text:style-name="T19">BigTextButton </text:span><text:span text:style-name="T22">clear = </text:span><text:span text:style-name="T16">new </text:span><text:span text:style-name="T22">BigTextButton(</text:span><text:span text:style-name="T57">"Clear"</text:span><text:span text:style-name="T22">)</text:span><text:span text:style-name="T35">;</text:span><text:line-break/><text:line-break/><text:span text:style-name="T30">// Notify surface that it must be cleared</text:span><text:line-break/><text:span text:style-name="T22">clear.addActionListener(</text:span><text:span text:style-name="T16">new </text:span><text:span text:style-name="T19">ActionListener</text:span><text:span text:style-name="T22">()</text:span><text:line-break/><text:span text:style-name="T22">{</text:span><text:line-break/><text:span text:style-name="T22"> <text:s text:c="3"/></text:span><text:span text:style-name="T45">@Override</text:span><text:line-break/><text:span text:style-name="T45"> <text:s text:c="3"/></text:span><text:span text:style-name="T16">public void </text:span><text:span text:style-name="T19">actionPerformed</text:span><text:span text:style-name="T22">(</text:span><text:span text:style-name="T19">ActionEvent </text:span><text:span text:style-name="T22">e) { </text:span><text:span text:style-name="T38">surface</text:span><text:span text:style-name="T22">.clear()</text:span><text:span text:style-name="T35">;</text:span><text:span text:style-name="T22">}</text:span><text:line-break/><text:span text:style-name="T22">})</text:span><text:span text:style-name="T35">;</text:span><text:line-break/><text:line-break/><text:span text:style-name="T30">// Add button to the panel</text:span><text:line-break/><text:span text:style-name="T22">buttonPanel.add(clear)</text:span><text:span text:style-name="T35">;</text:span></text:p>
      <text:p text:style-name="Standard"/>
      <text:p text:style-name="Standard"/>
      <text:p text:style-name="P5"><text:span text:style-name="T8">Выводы:</text:span> более детально изучено механизмы наследования и полиморфизма в <text:span text:style-name="T56">Ja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/>
    <style:font-face style:name="Consolas" svg:font-family="Consolas, Consolas_EmbeddedFont, Consolas_MSFontService, monospace"/>
    <style:font-face style:name="Times New Roman1" svg:font-family="'Times New Roman', 'Times New Roman_EmbeddedFont', 'Times New Roman_MSFontService', serif"/>
    <style:font-face style:name="WordVisiCarriageReturn MSFontService" svg:font-family="'WordVisiCarriageReturn MSFontService', Consolas, Consolas_EmbeddedFont, Consolas_MSFontService, monospace"/>
    <style:font-face style:name="WordVisiCarriageReturn MSFontService1" svg:font-family="'WordVisiCarriageReturn MSFontService', 'Times New Roman', 'Times New Roman_EmbeddedFont', 'Times New Roman_MSFontService', serif"/>
    <style:font-face style:name="Arial1" svg:font-family="Arial" style:font-family-generic="swiss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4:48:12.458000000</meta:creation-date>
    <dc:date>2021-10-06T15:29:24.257000000</dc:date>
    <meta:editing-duration>PT1M8S</meta:editing-duration>
    <meta:editing-cycles>2</meta:editing-cycles>
    <meta:generator>Neat_Office/6.2.8.2$Windows_x86 LibreOffice_project/</meta:generator>
    <meta:document-statistic meta:table-count="0" meta:image-count="0" meta:object-count="0" meta:page-count="8" meta:paragraph-count="112" meta:word-count="764" meta:character-count="6700" meta:non-whitespace-character-count="5208"/>
  </office:meta>
</office:document-meta>
</file>